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5-11-2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5-09-2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5-08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5-07-16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5-06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5-05-2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5-03-27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5-02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5-01-14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4-12-18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4-09-0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4-08-0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4-07-0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4-05-1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4-04-1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4-03-2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4-02-2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3-12-0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3-11-0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3-09-2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3-08-0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3-06-2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3-05-1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3-03-15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3-02-1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3-01-24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2-12-2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2-11-1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2-10-2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2-08-16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2-05-24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2-04-20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2-03-23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2-02-2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2-01-26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1-11-16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1-09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1-08-3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1-07-1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1-06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1-05-2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1-04-2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1-03-3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1-03-03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0-12-29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0-08-1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0-07-20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0-06-3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20-01-2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9-12-16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9-10-2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9-09-23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9-08-0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9-06-2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9-05-3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9-04-1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9-03-1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9-02-1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8-12-1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8-11-02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8-10-03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8-08-31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8-07-31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8-06-29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8-06-01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8-04-1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8-03-27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8-03-05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8-01-26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8-01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7-10-1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7-09-2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7-08-17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7-07-18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7-06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7-05-2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7-04-1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7-03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7-02-0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6-11-18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6-10-2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6-09-2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6-06-2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6-06-06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6-04-18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6-03-1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5-04-15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5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5-01-22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4-12-16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4-10-3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4-10-0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4-08-28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4-07-2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4-06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4-05-23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4-04-2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4-03-25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3-12-2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3-11-1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3-10-24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3-09-2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3-08-20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3-07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3-06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3-05-28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3-04-1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3-03-2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3-02-28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3-01-2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2-12-3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2-11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2-08-2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2-07-1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2-06-26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2-05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2-04-18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2-03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2-02-2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2-01-3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1-12-28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1-11-3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1-10-3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1-09-27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1-08-1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1-07-2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1-06-28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1-06-0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1-02-24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0-12-2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0-11-29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0-10-2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0-10-0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0-08-26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0-07-2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0-06-30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0-05-2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0-04-21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0-04-0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0-02-2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10-01-14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9-11-19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9-10-22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9-10-02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9-08-3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9-07-1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9-06-22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9-05-2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9-04-2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9-03-1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9-02-19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9-01-2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8-12-3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8-11-1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8-10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8-09-1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8-08-22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8-07-1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8-06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8-06-0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8-04-2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8-03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8-01-2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7-12-1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7-11-19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7-10-1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7-09-21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7-08-2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7-07-2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7-06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7-05-2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7-05-0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7-04-02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7-02-28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7-01-17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6-12-2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6-11-22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6-11-0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6-09-27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6-08-1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6-07-1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6-06-1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6-05-3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6-04-2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6-03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6-03-01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5-12-2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5-11-2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5-10-3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5-09-2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5-08-1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5-07-2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5-06-1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5-04-2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5-03-1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5-02-1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5-01-20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4-12-1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4-11-1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4-10-2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4-09-2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4-08-18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4-07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4-06-1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4-05-2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4-04-19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4-03-1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4-02-2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4-01-2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3-12-23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3-11-2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3-11-0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3-09-15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3-08-18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3-07-1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3-06-1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3-05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3-04-1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3-03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3-02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3-01-1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2-12-2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2-11-2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2-10-1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2-09-2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2-08-1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2-07-16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2-06-2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2-05-1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2-04-1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2-03-1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2-02-20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2-01-15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1-11-1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1-10-1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1-09-1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1-08-2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1-07-1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1-06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1-05-1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1-04-2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1-03-2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1-02-1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1-01-1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0-12-19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0-11-1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0-10-1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0-09-25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0-07-18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0-06-15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0-05-15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0-04-1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0-03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0-02-2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0-01-2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0-01-2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2000-01-04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9-11-1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9-10-1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9-09-2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9-08-1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9-07-20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9-06-25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9-05-2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9-04-28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9-03-3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9-02-2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9-01-26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8-12-1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8-11-19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8-10-2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8-09-25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8-08-2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8-07-22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8-06-2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8-05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8-04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8-03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8-02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8-01-2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7-12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7-11-2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7-10-2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7-09-16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7-08-2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7-07-31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7-06-2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7-05-29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7-04-1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7-03-1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7-02-19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7-01-2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6-12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6-11-2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6-10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6-09-26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6-08-22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6-07-30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6-06-2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6-05-1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6-04-2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6-03-1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6-02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6-01-1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5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5-10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5-09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5-08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5-07-2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5-06-1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5-05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5-04-18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5-03-1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5-02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5-01-1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4-12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4-12-0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4-10-17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4-09-2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4-08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4-07-20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4-06-1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4-05-23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4-04-1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4-03-3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4-02-1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4-01-2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3-12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3-11-1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3-10-1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3-09-2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3-08-23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3-07-14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3-06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3-05-18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3-04-2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3-03-3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3-03-2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3-02-1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3-01-1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2-12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2-11-1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2-10-1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2-09-15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2-08-3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2-07-17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2-06-25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2-05-1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2-04-2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2-04-2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2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2-03-1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2-01-28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1-12-1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1-11-1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1-10-22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1-09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1-08-2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1-07-1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1-06-14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1-05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1-04-2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1-03-2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1-03-1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1-02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1-01-2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0-12-12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0-11-1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0-10-17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0-09-1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0-08-1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0-07-1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0-06-1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0-05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0-04-1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0-03-2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0-0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9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9-12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9-11-2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9-10-2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9-09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9-08-1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9-07-1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9-06-2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9-05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9-04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9-03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9-02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9-01-2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11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10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09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08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07-25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06-2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05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04-2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03-1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02-1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01-2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12-2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11-2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10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09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08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07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07-2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06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05-2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05-2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04-3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03-2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02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02-0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6-12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6-11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6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6-10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6-10-0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6-08-2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6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6-06-2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6-05-1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6-04-2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6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6-03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6-02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6-01-16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5-12-17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5-11-1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5-10-2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5-09-25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5-08-21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5-07-25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5-06-20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5-05-2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5-04-22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5-04-10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5-03-2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5-02-21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5-01-3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4-12-1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4-11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4-11-13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4-10-2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4-09-24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4-08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4-07-2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4-06-2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4-05-2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4-05-07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4-04-23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4-03-2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4-03-0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4-01-2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3-12-1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3-11-2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3-10-2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3-09-20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3-08-22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3-07-25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3-06-21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3-05-23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3-04-21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3-03-2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3-02-2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3-01-2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2-12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2-11-2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2-10-2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2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2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0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0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0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8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9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9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9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9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9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7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7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6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5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5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4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3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3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7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9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8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2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1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317073291105</text:p>
          </table:table-cell>
          <table:table-cell office:value-type="string" calcext:value-type="string">
            <text:p>N <text:s/>1259. 5</text:p>
          </table:table-cell>
          <table:table-cell office:value-type="string" calcext:value-type="string">
            <text:p>196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26" meta:object-count="0"/>
    <meta:user-defined meta:name="AppVersion">3.0</meta:user-defined>
  </office:meta>
</office:document-meta>
</file>